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0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e Wong Jackson</text:p>
      <text:p text:style-name="P1">## System Test StableNotSepsisNotInfection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4M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N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34. Type “5” when prompted for the patient’s current Glasgow coma scale.</text:p>
      <text:p text:style-name="P1"/>
      <text:p text:style-name="P1">#Expected Result: CONTINUE_MONITO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2:10.874780632</meta:creation-date>
    <dc:date>2020-11-17T21:12:32.168307277</dc:date>
    <meta:editing-duration>PT22S</meta:editing-duration>
    <meta:editing-cycles>1</meta:editing-cycles>
    <meta:document-statistic meta:table-count="0" meta:image-count="0" meta:object-count="0" meta:page-count="1" meta:paragraph-count="38" meta:word-count="489" meta:character-count="3045" meta:non-whitespace-character-count="2583"/>
    <meta:generator>LibreOffice/6.0.7.3$Linux_X86_64 LibreOffice_project/00m0$Build-3</meta:generator>
  </office:meta>
</office:document-meta>
</file>